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EncryptionParams.getOwner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setAllowCopyContent( boolean allowCop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isAllowEdi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setAllowEditContent( boolean allowEdi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setAllowPrint( boolean allowPr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isAllowCopy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PDFEncryptionParams( String userPassword , String ownerPassword , boolean allowPrint , boolean allowCopyContent , boolean allowEditContent , boolean allowEdit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EncryptionParams.setAllowEditAnnotations( boolean allowEdit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PDFEncryption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EncryptionParams.setUserPassword( String user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EncryptionParams.isAllowEdi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isAllowP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getUser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EncryptionParams.setOwnerPassword( String owner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